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1" style:family="table-cell" style:parent-style-name="Default" style:data-style-name="N74"/>
    <style:style style:name="ce2" style:family="table-cell" style:parent-style-name="Default" style:data-style-name="N7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6" table:default-cell-style-name="Default"/>
        <table:table-row table:style-name="ro1">
          <table:table-cell office:value-type="string" calcext:value-type="string">
            <text:p>REC267000004940</text:p>
          </table:table-cell>
          <table:table-cell office:value-type="float" office:value="26017000006211" calcext:value-type="float">
            <text:p>26017000006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PK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string" calcext:value-type="string">
            <text:p>T003</text:p>
          </table:table-cell>
          <table:table-cell office:value-type="string" calcext:value-type="string">
            <text:p>PTKM</text:p>
          </table:table-cell>
          <table:table-cell office:value-type="string" calcext:value-type="string">
            <text:p>PETIKEMA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RECEIVING</text:p>
          </table:table-cell>
          <table:table-cell office:value-type="string" calcext:value-type="string">
            <text:p>IDR</text:p>
          </table:table-cell>
          <table:table-cell office:value-type="float" office:value="1214151" calcext:value-type="float">
            <text:p>1214151</text:p>
          </table:table-cell>
          <table:table-cell office:value-type="string" calcext:value-type="string">
            <text:p>CIKARANG INLAND PORT</text:p>
          </table:table-cell>
          <table:table-cell office:value-type="string" calcext:value-type="string">
            <text:p>VSTS-0002</text:p>
          </table:table-cell>
          <table:table-cell office:value-type="string" calcext:value-type="string">
            <text:p>VESSEL TEST</text:p>
          </table:table-cell>
          <table:table-cell office:value-type="float" office:value="666" calcext:value-type="float">
            <text:p>66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INGLEBILLING</text:p>
          </table:table-cell>
          <table:table-cell office:value-type="string" calcext:value-type="string">
            <text:p>Y</text:p>
          </table:table-cell>
          <table:table-cell table:style-name="ce2" office:value-type="date" office:date-value="2026-01-12T11:10:45" calcext:value-type="date">
            <text:p>2026-01-12 11:10:45.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MIN_TSJ1</text:p>
          </table:table-cell>
          <table:table-cell table:style-name="ce2" office:value-type="date" office:date-value="2026-01-12T07:13:51" calcext:value-type="date">
            <text:p>2026-01-12 07:13:51.000</text:p>
          </table:table-cell>
          <table:table-cell table:number-columns-repeated="2"/>
          <table:table-cell office:value-type="string" calcext:value-type="string">
            <text:p>JL DRY PORT RAYA KOTA JABABEKA, TANJUNGSARI, CIKARANG UTARA, KAB.BEKASI, JAWA BARAT, 17838</text:p>
          </table:table-cell>
          <table:table-cell office:value-type="float" office:value="18514190414000" calcext:value-type="float">
            <text:p>18514190414000</text:p>
          </table:table-cell>
          <table:table-cell/>
          <table:table-cell office:value-type="float" office:value="992600000061" calcext:value-type="float">
            <text:p>992600000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EST2</text:p>
          </table:table-cell>
          <table:table-cell office:value-type="string" calcext:value-type="string">
            <text:p>010.821.26-60.001401</text:p>
          </table:table-cell>
          <table:table-cell office:value-type="string" calcext:value-type="string">
            <text:p>VSTS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date" office:date-value="2026-01-12T11:10:45" calcext:value-type="date">
            <text:p>2026-01-12 11:10:45.000</text:p>
          </table:table-cell>
          <table:table-cell office:value-type="string" calcext:value-type="string">
            <text:p>9800012721/2026-3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2" office:value-type="date" office:date-value="2026-01-12T11:14:40" calcext:value-type="date">
            <text:p>2026-01-12 11:14:40.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LINDOHUB</text:p>
          </table:table-cell>
          <table:table-cell table:number-columns-repeated="2"/>
          <table:table-cell office:value-type="string" calcext:value-type="string">
            <text:p>9800012721/2026-3100</text:p>
          </table:table-cell>
          <table:table-cell table:number-columns-repeated="2"/>
          <table:table-cell office:value-type="string" calcext:value-type="string">
            <text:p>I480034284/2026</text:p>
          </table:table-cell>
          <table:table-cell table:number-columns-repeated="125"/>
        </table:table-row>
        <table:table-row table:style-name="ro1" table:number-rows-repeated="3">
          <table:table-cell table:number-columns-repeated="196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195"/>
        </table:table-row>
        <table:table-row table:style-name="ro1">
          <table:table-cell office:value-type="string" calcext:value-type="string">
            <text:p>REC267000004940</text:p>
          </table:table-cell>
          <table:table-cell office:value-type="float" office:value="26017000006211" calcext:value-type="float">
            <text:p>26017000006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PK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string" calcext:value-type="string">
            <text:p>T003</text:p>
          </table:table-cell>
          <table:table-cell office:value-type="string" calcext:value-type="string">
            <text:p>PTKM</text:p>
          </table:table-cell>
          <table:table-cell office:value-type="string" calcext:value-type="string">
            <text:p>PETIKEMA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RECEIVING</text:p>
          </table:table-cell>
          <table:table-cell office:value-type="string" calcext:value-type="string">
            <text:p>IDR</text:p>
          </table:table-cell>
          <table:table-cell office:value-type="float" office:value="1214151" calcext:value-type="float">
            <text:p>1214151</text:p>
          </table:table-cell>
          <table:table-cell office:value-type="string" calcext:value-type="string">
            <text:p>CIKARANG INLAND PORT</text:p>
          </table:table-cell>
          <table:table-cell office:value-type="string" calcext:value-type="string">
            <text:p>VSTS-0002</text:p>
          </table:table-cell>
          <table:table-cell office:value-type="string" calcext:value-type="string">
            <text:p>VESSEL TEST</text:p>
          </table:table-cell>
          <table:table-cell office:value-type="float" office:value="666" calcext:value-type="float">
            <text:p>66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INGLEBILLING</text:p>
          </table:table-cell>
          <table:table-cell office:value-type="string" calcext:value-type="string">
            <text:p>Y</text:p>
          </table:table-cell>
          <table:table-cell table:style-name="ce2" office:value-type="date" office:date-value="2026-01-12T10:04:10" calcext:value-type="date">
            <text:p>2026-01-12 10:04:10.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MIN_TSJ1</text:p>
          </table:table-cell>
          <table:table-cell table:style-name="ce2" office:value-type="date" office:date-value="2026-01-12T07:13:51" calcext:value-type="date">
            <text:p>2026-01-12 07:13:51.000</text:p>
          </table:table-cell>
          <table:table-cell table:number-columns-repeated="2"/>
          <table:table-cell office:value-type="string" calcext:value-type="string">
            <text:p>JL DRY PORT RAYA KOTA JABABEKA, TANJUNGSARI, CIKARANG UTARA, KAB.BEKASI, JAWA BARAT, 17838</text:p>
          </table:table-cell>
          <table:table-cell office:value-type="float" office:value="18514190414000" calcext:value-type="float">
            <text:p>18514190414000</text:p>
          </table:table-cell>
          <table:table-cell/>
          <table:table-cell office:value-type="float" office:value="992600000061" calcext:value-type="float">
            <text:p>992600000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EST2</text:p>
          </table:table-cell>
          <table:table-cell office:value-type="string" calcext:value-type="string">
            <text:p>010.821.26-60.001401</text:p>
          </table:table-cell>
          <table:table-cell office:value-type="string" calcext:value-type="string">
            <text:p>VSTS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date" office:date-value="2026-01-12T10:04:10" calcext:value-type="date">
            <text:p>2026-01-12 10:04:10.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BPP</text:p>
          </table:table-cell>
          <table:table-cell table:number-columns-repeated="131"/>
        </table:table-row>
        <table:table-row table:style-name="ro1">
          <table:table-cell table:number-columns-repeated="196"/>
        </table:table-row>
        <table:table-row table:style-name="ro1">
          <table:table-cell office:value-type="string" calcext:value-type="string">
            <text:p>ini di bawah rh</text:p>
          </table:table-cell>
          <table:table-cell table:number-columns-repeated="195"/>
        </table:table-row>
        <table:table-row table:style-name="ro1">
          <table:table-cell office:value-type="string" calcext:value-type="string">
            <text:p>beofre</text:p>
          </table:table-cell>
          <table:table-cell table:number-columns-repeated="195"/>
        </table:table-row>
        <table:table-row table:style-name="ro1">
          <table:table-cell office:value-type="string" calcext:value-type="string">
            <text:p>REC267000004940</text:p>
          </table:table-cell>
          <table:table-cell office:value-type="string" calcext:value-type="string">
            <text:p>RECEIVING</text:p>
          </table:table-cell>
          <table:table-cell table:style-name="ce2" office:value-type="date" office:date-value="2026-01-12T07:06:16" calcext:value-type="date">
            <text:p>2026-01-12 07:06:16.000</text:p>
          </table:table-cell>
          <table:table-cell table:number-columns-repeated="2"/>
          <table:table-cell office:value-type="float" office:value="26017000006211" calcext:value-type="float">
            <text:p>26017000006211</text:p>
          </table:table-cell>
          <table:table-cell office:value-type="float" office:value="2" calcext:value-type="float">
            <text:p>2</text:p>
          </table:table-cell>
          <table:table-cell office:value-type="float" office:value="665" calcext:value-type="float">
            <text:p>665</text:p>
          </table:table-cell>
          <table:table-cell office:value-type="float" office:value="1214151" calcext:value-type="float">
            <text:p>1214151</text:p>
          </table:table-cell>
          <table:table-cell office:value-type="string" calcext:value-type="string">
            <text:p>CIKARANG INLAND PORT</text:p>
          </table:table-cell>
          <table:table-cell office:value-type="string" calcext:value-type="string">
            <text:p>JL DRY PORT RAYA KOTA JABABEKA, TANJUNGSARI, CIKARANG UTARA, KAB.BEKASI, JAWA BARAT, 17838</text:p>
          </table:table-cell>
          <table:table-cell office:value-type="float" office:value="18514190414000" calcext:value-type="float">
            <text:p>18514190414000</text:p>
          </table:table-cell>
          <table:table-cell office:value-type="string" calcext:value-type="string">
            <text:p>VSTS</text:p>
          </table:table-cell>
          <table:table-cell office:value-type="string" calcext:value-type="string">
            <text:p>VESSEL TEST</text:p>
          </table:table-cell>
          <table:table-cell office:value-type="string" calcext:value-type="string">
            <text:p>VSTS-0002</text:p>
          </table:table-cell>
          <table:table-cell office:value-type="string" calcext:value-type="string">
            <text:p>TEST2/TEST2</text:p>
          </table:table-cell>
          <table:table-cell table:number-columns-repeated="4"/>
          <table:table-cell office:value-type="string" calcext:value-type="string">
            <text:p>REC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table:style-name="ce2" office:value-type="date" office:date-value="2026-01-12T10:04:10" calcext:value-type="date">
            <text:p>2026-01-12 10:04:10.000</text:p>
          </table:table-cell>
          <table:table-cell office:value-type="string" calcext:value-type="string">
            <text:p>Y</text:p>
          </table:table-cell>
          <table:table-cell table:style-name="ce2" office:value-type="date" office:date-value="2026-01-12T07:13:51" calcext:value-type="date">
            <text:p>2026-01-12 07:13:51.000</text:p>
          </table:table-cell>
          <table:table-cell office:value-type="string" calcext:value-type="string">
            <text:p>ADMIN_TSJ1</text:p>
          </table:table-cell>
          <table:table-cell office:value-type="string" calcext:value-type="string">
            <text:p>YARD</text:p>
          </table:table-cell>
          <table:table-cell table:number-columns-repeated="2"/>
          <table:table-cell table:style-name="ce2" office:value-type="date" office:date-value="2026-01-16T19:00:00" calcext:value-type="date">
            <text:p>2026-01-16 19:00:00.000</text:p>
          </table:table-cell>
          <table:table-cell table:style-name="ce2" office:value-type="date" office:date-value="2026-01-16T23:59:00" calcext:value-type="date">
            <text:p>2026-01-16 23:59:00.000</text:p>
          </table:table-cell>
          <table:table-cell table:style-name="ce2" office:value-type="date" office:date-value="2026-01-15T10:00:00" calcext:value-type="date">
            <text:p>2026-01-15 10:00:00.000</text:p>
          </table:table-cell>
          <table:table-cell table:style-name="ce2" office:value-type="date" office:date-value="2026-01-15T11:00:00" calcext:value-type="date">
            <text:p>2026-01-15 11:00:00.000</text:p>
          </table:table-cell>
          <table:table-cell table:number-columns-repeated="5"/>
          <table:table-cell table:number-columns-repeated="2" office:value-type="string" calcext:value-type="string">
            <text:p>SGSIN</text:p>
          </table:table-cell>
          <table:table-cell office:value-type="string" calcext:value-type="string">
            <text:p>IDJK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PE (Nota Pelayanan Ekspor)</text:p>
          </table:table-cell>
          <table:table-cell office:value-type="string" calcext:value-type="string">
            <text:p>TESTING.NPE.PROD12J</text:p>
          </table:table-cell>
          <table:table-cell table:style-name="ce2" office:value-type="date" office:date-value="2026-01-12" calcext:value-type="date">
            <text:p>2026-01-12 00:00:00.000</text:p>
          </table:table-cell>
          <table:table-cell table:number-columns-repeated="8"/>
          <table:table-cell office:value-type="string" calcext:value-type="string">
            <text:p>TEST.PAYMENT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PAID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string" calcext:value-type="string">
            <text:p>MANDIRI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DP</text:p>
          </table:table-cell>
          <table:table-cell table:style-name="ce2" office:value-type="date" office:date-value="2026-01-12T07:06:16" calcext:value-type="date">
            <text:p>2026-01-12 07:06:16.000</text:p>
          </table:table-cell>
          <table:table-cell office:value-type="string" calcext:value-type="string">
            <text:p>EBPP</text:p>
          </table:table-cell>
          <table:table-cell table:style-name="ce2" office:value-type="date" office:date-value="2026-01-12T10:04:10" calcext:value-type="date">
            <text:p>2026-01-12 10:04:10.000</text:p>
          </table:table-cell>
          <table:table-cell office:value-type="float" office:value="1200010518780" calcext:value-type="float">
            <text:p>1200010518780</text:p>
          </table:table-cell>
          <table:table-cell table:number-columns-repeated="2"/>
          <table:table-cell table:style-name="ce2" office:value-type="date" office:date-value="2026-01-12T07:04:00" calcext:value-type="date">
            <text:p>2026-01-12 07:04:00.000</text:p>
          </table:table-cell>
          <table:table-cell table:style-name="ce2" office:value-type="date" office:date-value="2026-01-16T23:59:00" calcext:value-type="date">
            <text:p>2026-01-16 23:59:00.000</text:p>
          </table:table-cell>
          <table:table-cell table:number-columns-repeated="2" office:value-type="string" calcext:value-type="string">
            <text:p>TEST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53802ee698a8659d05916577215598e8.pdf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4"/>
          <table:table-cell table:number-columns-repeated="2" office:value-type="string" calcext:value-type="string">
            <text:p>SSL</text:p>
          </table:table-cell>
          <table:table-cell office:value-type="string" calcext:value-type="string">
            <text:p>TEST.PAYMEN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4"/>
          <table:table-cell table:style-name="ce2" office:value-type="date" office:date-value="2026-01-12T09:43:39" calcext:value-type="date">
            <text:p>2026-01-12 09:43:39.000</text:p>
          </table:table-cell>
          <table:table-cell office:value-type="string" calcext:value-type="string">
            <text:p>TS123</text:p>
          </table:table-cell>
          <table:table-cell office:value-type="string" calcext:value-type="string">
            <text:p>53802ee698a8659d05916577215598e8.pdf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3"/>
          <table:table-cell table:number-columns-repeated="3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196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195"/>
        </table:table-row>
        <table:table-row table:style-name="ro1">
          <table:table-cell office:value-type="string" calcext:value-type="string">
            <text:p>REC267000004940</text:p>
          </table:table-cell>
          <table:table-cell office:value-type="string" calcext:value-type="string">
            <text:p>RECEIVING</text:p>
          </table:table-cell>
          <table:table-cell table:style-name="ce2" office:value-type="date" office:date-value="2026-01-12T07:06:16" calcext:value-type="date">
            <text:p>2026-01-12 07:06:16.000</text:p>
          </table:table-cell>
          <table:table-cell table:number-columns-repeated="2"/>
          <table:table-cell office:value-type="float" office:value="26017000006211" calcext:value-type="float">
            <text:p>26017000006211</text:p>
          </table:table-cell>
          <table:table-cell office:value-type="float" office:value="2" calcext:value-type="float">
            <text:p>2</text:p>
          </table:table-cell>
          <table:table-cell office:value-type="float" office:value="665" calcext:value-type="float">
            <text:p>665</text:p>
          </table:table-cell>
          <table:table-cell office:value-type="float" office:value="1214151" calcext:value-type="float">
            <text:p>1214151</text:p>
          </table:table-cell>
          <table:table-cell office:value-type="string" calcext:value-type="string">
            <text:p>CIKARANG INLAND PORT</text:p>
          </table:table-cell>
          <table:table-cell office:value-type="string" calcext:value-type="string">
            <text:p>JL DRY PORT RAYA KOTA JABABEKA, TANJUNGSARI, CIKARANG UTARA, KAB.BEKASI, JAWA BARAT, 17838</text:p>
          </table:table-cell>
          <table:table-cell office:value-type="float" office:value="18514190414000" calcext:value-type="float">
            <text:p>18514190414000</text:p>
          </table:table-cell>
          <table:table-cell office:value-type="string" calcext:value-type="string">
            <text:p>VSTS</text:p>
          </table:table-cell>
          <table:table-cell office:value-type="string" calcext:value-type="string">
            <text:p>VESSEL TEST</text:p>
          </table:table-cell>
          <table:table-cell office:value-type="string" calcext:value-type="string">
            <text:p>VSTS-0002</text:p>
          </table:table-cell>
          <table:table-cell office:value-type="string" calcext:value-type="string">
            <text:p>TEST2/TEST2</text:p>
          </table:table-cell>
          <table:table-cell table:number-columns-repeated="4"/>
          <table:table-cell office:value-type="string" calcext:value-type="string">
            <text:p>REC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26-01-12T11:14:24" calcext:value-type="date">
            <text:p>2026-01-12 11:14:24.000</text:p>
          </table:table-cell>
          <table:table-cell office:value-type="string" calcext:value-type="string">
            <text:p>Y</text:p>
          </table:table-cell>
          <table:table-cell table:style-name="ce2" office:value-type="date" office:date-value="2026-01-12T11:10:45" calcext:value-type="date">
            <text:p>2026-01-12 11:10:45.000</text:p>
          </table:table-cell>
          <table:table-cell office:value-type="string" calcext:value-type="string">
            <text:p>Y</text:p>
          </table:table-cell>
          <table:table-cell table:style-name="ce2" office:value-type="date" office:date-value="2026-01-12T07:13:51" calcext:value-type="date">
            <text:p>2026-01-12 07:13:51.000</text:p>
          </table:table-cell>
          <table:table-cell office:value-type="string" calcext:value-type="string">
            <text:p>ADMIN_TSJ1</text:p>
          </table:table-cell>
          <table:table-cell office:value-type="string" calcext:value-type="string">
            <text:p>YARD</text:p>
          </table:table-cell>
          <table:table-cell table:number-columns-repeated="2"/>
          <table:table-cell table:style-name="ce2" office:value-type="date" office:date-value="2026-01-16T19:00:00" calcext:value-type="date">
            <text:p>2026-01-16 19:00:00.000</text:p>
          </table:table-cell>
          <table:table-cell table:style-name="ce2" office:value-type="date" office:date-value="2026-01-16T23:59:00" calcext:value-type="date">
            <text:p>2026-01-16 23:59:00.000</text:p>
          </table:table-cell>
          <table:table-cell table:style-name="ce2" office:value-type="date" office:date-value="2026-01-15T10:00:00" calcext:value-type="date">
            <text:p>2026-01-15 10:00:00.000</text:p>
          </table:table-cell>
          <table:table-cell table:style-name="ce2" office:value-type="date" office:date-value="2026-01-15T11:00:00" calcext:value-type="date">
            <text:p>2026-01-15 11:00:00.000</text:p>
          </table:table-cell>
          <table:table-cell table:number-columns-repeated="5"/>
          <table:table-cell table:number-columns-repeated="2" office:value-type="string" calcext:value-type="string">
            <text:p>SGSIN</text:p>
          </table:table-cell>
          <table:table-cell office:value-type="string" calcext:value-type="string">
            <text:p>IDJK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PE (Nota Pelayanan Ekspor)</text:p>
          </table:table-cell>
          <table:table-cell office:value-type="string" calcext:value-type="string">
            <text:p>TESTING.NPE.PROD12J</text:p>
          </table:table-cell>
          <table:table-cell table:style-name="ce2" office:value-type="date" office:date-value="2026-01-12" calcext:value-type="date">
            <text:p>2026-01-12 00:00:00.000</text:p>
          </table:table-cell>
          <table:table-cell table:number-columns-repeated="8"/>
          <table:table-cell office:value-type="string" calcext:value-type="string">
            <text:p>TEST.PAYMENT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PAID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DP</text:p>
          </table:table-cell>
          <table:table-cell table:style-name="ce2" office:value-type="date" office:date-value="2026-01-12T07:06:16" calcext:value-type="date">
            <text:p>2026-01-12 07:06:16.000</text:p>
          </table:table-cell>
          <table:table-cell office:value-type="string" calcext:value-type="string">
            <text:p>PELINDOHUB</text:p>
          </table:table-cell>
          <table:table-cell table:style-name="ce2" office:value-type="date" office:date-value="2026-01-12T11:10:45" calcext:value-type="date">
            <text:p>2026-01-12 11:10:45.000</text:p>
          </table:table-cell>
          <table:table-cell office:value-type="float" office:value="1200010518780" calcext:value-type="float">
            <text:p>1200010518780</text:p>
          </table:table-cell>
          <table:table-cell table:number-columns-repeated="2"/>
          <table:table-cell table:style-name="ce2" office:value-type="date" office:date-value="2026-01-12T07:04:00" calcext:value-type="date">
            <text:p>2026-01-12 07:04:00.000</text:p>
          </table:table-cell>
          <table:table-cell table:style-name="ce2" office:value-type="date" office:date-value="2026-01-16T23:59:00" calcext:value-type="date">
            <text:p>2026-01-16 23:59:00.000</text:p>
          </table:table-cell>
          <table:table-cell table:number-columns-repeated="2" office:value-type="string" calcext:value-type="string">
            <text:p>TEST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53802ee698a8659d05916577215598e8.pdf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4"/>
          <table:table-cell table:number-columns-repeated="2" office:value-type="string" calcext:value-type="string">
            <text:p>SSL</text:p>
          </table:table-cell>
          <table:table-cell office:value-type="string" calcext:value-type="string">
            <text:p>TEST.PAYMEN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4"/>
          <table:table-cell table:style-name="ce2" office:value-type="date" office:date-value="2026-01-12T09:43:39" calcext:value-type="date">
            <text:p>2026-01-12 09:43:39.000</text:p>
          </table:table-cell>
          <table:table-cell office:value-type="string" calcext:value-type="string">
            <text:p>TS123</text:p>
          </table:table-cell>
          <table:table-cell office:value-type="string" calcext:value-type="string">
            <text:p>53802ee698a8659d05916577215598e8.pdf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3"/>
          <table:table-cell table:number-columns-repeated="3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 style:data-style-name="N2" text:time-value="11:21:20.885239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11:21:21.955994524</meta:creation-date>
    <meta:editing-duration>PT11H45M23S</meta:editing-duration>
    <meta:editing-cycles>2</meta:editing-cycles>
    <meta:generator>LibreOffice/25.2.7.2$Linux_X86_64 LibreOffice_project/520$Build-2</meta:generator>
    <dc:date>2026-01-13T23:16:54.278377917</dc:date>
    <meta:document-statistic meta:table-count="1" meta:cell-count="254" meta:object-count="0"/>
  </office:meta>
</office:document-meta>
</file>